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 fo:padding-top="0.025cm" fo:padding-bottom="0.02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6cm" draw:marker-end-width="0.276cm" draw:fill="none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draw:fill="none" draw:fill-color="#ffd320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1.669cm" svg:y="3.6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668cm" svg:height="0.725cm" svg:x="10.804cm" svg:y="2.72cm">
          <draw:text-box>
            <text:p><text:span text:style-name="T1">git ftrbr-push-rebase</text:span></text:p>
          </draw:text-box>
        </draw:frame>
        <draw:frame draw:style-name="gr3" draw:text-style-name="P3" draw:layer="layout" svg:width="1.352cm" svg:height="0.564cm" svg:x="8.727cm" svg:y="6.3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7.227cm" svg:y="4.585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2.727cm" svg:y="6.285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4.224cm" svg:y="6.285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8.255cm" svg:y="5.702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8.255cm" svg:y="6.34cm">
          <draw:text-box>
            <text:p><text:span text:style-name="T1">Y</text:span></text:p>
          </draw:text-box>
        </draw:frame>
        <draw:custom-shape draw:style-name="gr9" draw:text-style-name="P1" xml:id="id1" draw:id="id1" draw:layer="layout" svg:width="0.426cm" svg:height="0.439cm" svg:x="7.663cm" svg:y="5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426cm" svg:height="0.439cm" svg:x="7.662cm" svg:y="6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0.128cm" svg:y="6.289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6.928cm" svg:y1="5.054cm" svg:x2="7.725cm" svg:y2="5.758cm" draw:end-shape="id1" draw:end-glue-point="5" svg:d="m6928 5054 797 704">
          <text:p/>
        </draw:connector>
        <draw:connector draw:style-name="gr10" draw:text-style-name="P1" draw:layer="layout" draw:type="line" svg:x1="7.876cm" svg:y1="6.133cm" svg:x2="7.875cm" svg:y2="6.383cm" draw:start-shape="id1" draw:start-glue-point="8" draw:end-shape="id2" draw:end-glue-point="4" svg:d="m7876 6133-1 250">
          <text:p/>
        </draw:connector>
        <draw:custom-shape draw:style-name="gr11" draw:text-style-name="P1" xml:id="id3" draw:id="id3" draw:layer="layout" svg:width="0.426cm" svg:height="0.439cm" svg:x="6.563cm" svg:y="5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26cm" svg:height="0.439cm" svg:x="6.562cm" svg:y="6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776cm" svg:y1="6.017cm" svg:x2="6.775cm" svg:y2="6.377cm" draw:start-shape="id3" draw:start-glue-point="8" draw:end-shape="id4" draw:end-glue-point="4" svg:d="m6776 6017-1 360">
          <text:p/>
        </draw:connector>
        <draw:frame draw:style-name="gr8" draw:text-style-name="P2" draw:layer="layout" svg:width="0.286cm" svg:height="0.525cm" svg:x="6.056cm" svg:y="5.537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6.056cm" svg:y="6.338cm">
          <draw:text-box>
            <text:p><text:span text:style-name="T1">F</text:span></text:p>
          </draw:text-box>
        </draw:frame>
        <draw:line draw:style-name="gr10" draw:text-style-name="P1" draw:layer="layout" svg:x1="6.776cm" svg:y1="2.2cm" svg:x2="6.751cm" svg:y2="4.894cm">
          <text:p/>
        </draw:line>
        <draw:custom-shape draw:style-name="gr9" draw:text-style-name="P1" draw:layer="layout" svg:width="0.426cm" svg:height="0.439cm" svg:x="6.563cm" svg:y="2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6.563cm" svg:y="3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6.054cm" svg:y="2.432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6.054cm" svg:y="3.228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6.054cm" svg:y="3.928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6.054cm" svg:y="4.629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6.562cm" svg:y="3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26cm" svg:height="0.439cm" svg:x="6.561cm" svg:y="4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774cm" svg:y1="5.111cm" svg:x2="6.776cm" svg:y2="5.578cm" draw:start-shape="id5" draw:start-glue-point="8" draw:end-shape="id3" draw:end-glue-point="4" svg:d="m6774 5111 2 467">
          <text:p/>
        </draw:connector>
        <draw:frame draw:style-name="gr3" draw:text-style-name="P3" draw:layer="layout" svg:width="1.352cm" svg:height="0.564cm" svg:x="21.293cm" svg:y="8.19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19.528cm" svg:y="8.161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19.528cm" svg:y="8.784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21.025cm" svg:y="8.784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18.956cm" svg:y="7.101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18.956cm" svg:y="7.839cm">
          <draw:text-box>
            <text:p><text:span text:style-name="T1">Y</text:span></text:p>
          </draw:text-box>
        </draw:frame>
        <draw:custom-shape draw:style-name="gr9" draw:text-style-name="P1" xml:id="id6" draw:id="id6" draw:layer="layout" svg:width="0.426cm" svg:height="0.439cm" svg:x="18.364cm" svg:y="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0.426cm" svg:height="0.439cm" svg:x="18.363cm" svg:y="7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9.529cm" svg:y="7.588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18.577cm" svg:y1="7.532cm" svg:x2="18.576cm" svg:y2="7.882cm" draw:start-shape="id6" draw:start-glue-point="8" draw:end-shape="id7" draw:end-glue-point="4" svg:d="m18577 7532-1 350">
          <text:p/>
        </draw:connector>
        <draw:custom-shape draw:style-name="gr12" draw:text-style-name="P1" xml:id="id8" draw:id="id8" draw:layer="layout" svg:width="0.426cm" svg:height="0.439cm" svg:x="18.364cm" svg:y="5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0.426cm" svg:height="0.439cm" svg:x="18.363cm" svg:y="6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577cm" svg:y1="5.916cm" svg:x2="18.576cm" svg:y2="6.278cm" draw:start-shape="id8" draw:start-glue-point="8" draw:end-shape="id9" draw:end-glue-point="4" svg:d="m18577 5916-1 362">
          <text:p/>
        </draw:connector>
        <draw:frame draw:style-name="gr8" draw:text-style-name="P2" draw:layer="layout" svg:width="0.286cm" svg:height="0.525cm" svg:x="17.857cm" svg:y="5.436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17.857cm" svg:y="6.235cm">
          <draw:text-box>
            <text:p><text:span text:style-name="T1">F</text:span></text:p>
          </draw:text-box>
        </draw:frame>
        <draw:line draw:style-name="gr10" draw:text-style-name="P1" draw:layer="layout" svg:x1="18.577cm" svg:y1="2.199cm" svg:x2="18.552cm" svg:y2="4.893cm">
          <text:p/>
        </draw:line>
        <draw:custom-shape draw:style-name="gr9" draw:text-style-name="P1" draw:layer="layout" svg:width="0.426cm" svg:height="0.439cm" svg:x="18.364cm" svg:y="2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18.364cm" svg:y="3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17.855cm" svg:y="2.431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17.855cm" svg:y="3.227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17.855cm" svg:y="3.927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17.855cm" svg:y="4.628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18.363cm" svg:y="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426cm" svg:height="0.439cm" svg:x="18.362cm" svg:y="4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575cm" svg:y1="5.11cm" svg:x2="18.577cm" svg:y2="5.477cm" draw:start-shape="id10" draw:start-glue-point="8" draw:end-shape="id8" draw:end-glue-point="4" svg:d="m18575 5110 2 367">
          <text:p/>
        </draw:connector>
        <draw:connector draw:style-name="gr10" draw:text-style-name="P1" draw:layer="layout" draw:type="line" svg:x1="18.576cm" svg:y1="6.717cm" svg:x2="18.577cm" svg:y2="7.093cm" draw:start-shape="id9" draw:start-glue-point="8" draw:end-shape="id6" draw:end-glue-point="4" svg:d="m18576 6717 1 376">
          <text:p/>
        </draw:connector>
        <draw:frame draw:style-name="gr7" draw:text-style-name="P4" draw:layer="layout" svg:width="0.286cm" svg:height="0.525cm" svg:x="20.054cm" svg:y="5.445cm">
          <draw:text-box>
            <text:p><text:span text:style-name="T3">X</text:span></text:p>
          </draw:text-box>
        </draw:frame>
        <draw:frame draw:style-name="gr8" draw:text-style-name="P4" draw:layer="layout" svg:width="0.286cm" svg:height="0.525cm" svg:x="20.054cm" svg:y="6.083cm">
          <draw:text-box>
            <text:p><text:span text:style-name="T3">Y</text:span></text:p>
          </draw:text-box>
        </draw:frame>
        <draw:custom-shape draw:style-name="gr13" draw:text-style-name="P1" xml:id="id11" draw:id="id11" draw:layer="layout" svg:width="0.426cm" svg:height="0.439cm" svg:x="19.46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0.426cm" svg:height="0.439cm" svg:x="19.461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9.675cm" svg:y1="5.876cm" svg:x2="19.674cm" svg:y2="6.126cm" draw:start-shape="id11" draw:start-glue-point="8" draw:end-shape="id12" draw:end-glue-point="4" svg:d="m19675 5876-1 250">
          <text:p/>
        </draw:connector>
        <draw:connector draw:style-name="gr14" draw:text-style-name="P1" draw:layer="layout" draw:type="line" svg:x1="18.726cm" svg:y1="5.046cm" svg:x2="19.524cm" svg:y2="5.501cm" draw:start-shape="id10" draw:start-glue-point="9" draw:end-shape="id11" draw:end-glue-point="5" svg:d="m18726 5046 798 4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786cm" fo:margin-left="1cm" fo:margin-right="5.14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8T09:28:53</meta:creation-date>
    <dc:date>2012-08-08T09:54:21</dc:date>
    <dc:creator>vallea </dc:creator>
    <meta:editing-duration>P0D</meta:editing-duration>
    <meta:editing-cycles>2</meta:editing-cycles>
    <meta:generator>LibreOffice/3.5$Linux_x86 LibreOffice_project/350m1$Build-2</meta:generator>
    <meta:document-statistic meta:object-count="62"/>
  </office:meta>
</office:document-meta>
</file>